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color="#000000" officeooo:rsid="009921bc" officeooo:paragraph-rsid="00938493"/>
    </style:style>
    <style:style style:name="P2" style:family="paragraph" style:parent-style-name="Text_20_body">
      <style:text-properties officeooo:paragraph-rsid="00a3cfe7"/>
    </style:style>
    <style:style style:name="P3" style:family="paragraph" style:parent-style-name="Text_20_body">
      <style:text-properties officeooo:paragraph-rsid="00a8e948"/>
    </style:style>
    <style:style style:name="P4" style:family="paragraph" style:parent-style-name="Text_20_body">
      <style:text-properties fo:font-weight="bold" officeooo:paragraph-rsid="00a8e948" style:font-weight-asian="bold" style:font-weight-complex="bold"/>
    </style:style>
    <style:style style:name="P5" style:family="paragraph" style:parent-style-name="Text_20_body">
      <style:text-properties fo:font-weight="bold" officeooo:paragraph-rsid="00aa2343" style:font-weight-asian="bold" style:font-weight-complex="bold"/>
    </style:style>
    <style:style style:name="P6" style:family="paragraph" style:parent-style-name="Text_20_body">
      <style:text-properties fo:font-weight="bold" officeooo:paragraph-rsid="00ab77f4" style:font-weight-asian="bold" style:font-weight-complex="bold"/>
    </style:style>
    <style:style style:name="P7" style:family="paragraph" style:parent-style-name="Text_20_body">
      <style:text-properties fo:font-weight="bold" officeooo:paragraph-rsid="00aba099" style:font-weight-asian="bold" style:font-weight-complex="bold"/>
    </style:style>
    <style:style style:name="P8" style:family="paragraph" style:parent-style-name="Text_20_body">
      <style:text-properties fo:font-weight="bold" officeooo:paragraph-rsid="00afe685" style:font-weight-asian="bold" style:font-weight-complex="bold"/>
    </style:style>
    <style:style style:name="P9" style:family="paragraph" style:parent-style-name="Text_20_body">
      <style:text-properties fo:font-weight="bold" officeooo:paragraph-rsid="00b232eb" style:font-weight-asian="bold" style:font-weight-complex="bold"/>
    </style:style>
    <style:style style:name="P10" style:family="paragraph" style:parent-style-name="Text_20_body">
      <style:text-properties fo:font-weight="bold" officeooo:paragraph-rsid="00b89bf2" style:font-weight-asian="bold" style:font-weight-complex="bold"/>
    </style:style>
    <style:style style:name="P11" style:family="paragraph" style:parent-style-name="Text_20_body">
      <style:text-properties fo:font-weight="bold" officeooo:paragraph-rsid="00bb21b7" style:font-weight-asian="bold" style:font-weight-complex="bold"/>
    </style:style>
    <style:style style:name="P12" style:family="paragraph" style:parent-style-name="Text_20_body">
      <style:text-properties officeooo:paragraph-rsid="00bb21b7"/>
    </style:style>
    <style:style style:name="P13" style:family="paragraph" style:parent-style-name="Text_20_body">
      <style:text-properties officeooo:paragraph-rsid="00bb80bd"/>
    </style:style>
    <style:style style:name="P14" style:family="paragraph" style:parent-style-name="Text_20_body">
      <style:text-properties officeooo:paragraph-rsid="00bd4ea2"/>
    </style:style>
    <style:style style:name="P15" style:family="paragraph" style:parent-style-name="Text_20_body">
      <style:text-properties officeooo:paragraph-rsid="00bed334"/>
    </style:style>
    <style:style style:name="P16" style:family="paragraph" style:parent-style-name="Text_20_body">
      <style:text-properties officeooo:rsid="00a3cfe7" officeooo:paragraph-rsid="00a3cfe7"/>
    </style:style>
    <style:style style:name="P17" style:family="paragraph" style:parent-style-name="Text_20_body">
      <style:text-properties officeooo:rsid="00a5209f" officeooo:paragraph-rsid="00a5209f"/>
    </style:style>
    <style:style style:name="P18" style:family="paragraph" style:parent-style-name="Text_20_body">
      <style:text-properties officeooo:rsid="00a6f733" officeooo:paragraph-rsid="00a6f733"/>
    </style:style>
    <style:style style:name="P19" style:family="paragraph" style:parent-style-name="Text_20_body">
      <style:text-properties fo:font-weight="normal" officeooo:rsid="00a8e948" officeooo:paragraph-rsid="00a8e948" style:font-weight-asian="normal" style:font-weight-complex="normal"/>
    </style:style>
    <style:style style:name="P20" style:family="paragraph" style:parent-style-name="Text_20_body">
      <style:text-properties fo:font-style="normal" fo:font-weight="normal" officeooo:rsid="00a8e948" officeooo:paragraph-rsid="00a8e948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fo:font-style="normal" fo:font-weight="normal" officeooo:rsid="00aa2343" officeooo:paragraph-rsid="00aa2343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fo:font-style="normal" fo:font-weight="normal" officeooo:rsid="00ab0471" officeooo:paragraph-rsid="00ab0471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fo:font-style="normal" fo:font-weight="normal" officeooo:rsid="00ab77f4" officeooo:paragraph-rsid="00ab77f4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fo:font-style="normal" fo:font-weight="normal" officeooo:rsid="00aba099" officeooo:paragraph-rsid="00aba099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fo:font-style="normal" fo:font-weight="normal" officeooo:rsid="00acfc85" officeooo:paragraph-rsid="00acfc85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fo:font-style="normal" fo:font-weight="normal" officeooo:rsid="00afe685" officeooo:paragraph-rsid="00afe685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fo:font-style="normal" fo:font-weight="normal" officeooo:rsid="00b1f2fb" officeooo:paragraph-rsid="00b1f2fb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fo:font-style="normal" fo:font-weight="normal" officeooo:rsid="00b2caea" officeooo:paragraph-rsid="00b2caea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fo:font-style="normal" fo:font-weight="normal" officeooo:rsid="00b48096" officeooo:paragraph-rsid="00b48096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fo:font-style="normal" fo:font-weight="normal" officeooo:rsid="00b5baee" officeooo:paragraph-rsid="00b5baee" style:font-style-asian="normal" style:font-weight-asian="normal" style:font-style-complex="normal" style:font-weight-complex="normal"/>
    </style:style>
    <style:style style:name="P31" style:family="paragraph" style:parent-style-name="Text_20_body">
      <style:text-properties fo:font-style="normal" fo:font-weight="normal" officeooo:rsid="00b6dee9" officeooo:paragraph-rsid="00b6dee9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fo:font-style="normal" fo:font-weight="normal" officeooo:rsid="00b89bf2" officeooo:paragraph-rsid="00b89bf2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fo:font-style="normal" fo:font-weight="normal" officeooo:rsid="00b95c55" officeooo:paragraph-rsid="00b95c55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fo:font-style="normal" fo:font-weight="normal" officeooo:rsid="00bb21b7" officeooo:paragraph-rsid="00bb21b7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fo:font-style="normal" fo:font-weight="normal" officeooo:rsid="00bb21b7" officeooo:paragraph-rsid="00c34be3" style:font-style-asian="normal" style:font-weight-asian="normal" style:font-style-complex="normal" style:font-weight-complex="normal"/>
    </style:style>
    <style:style style:name="P36" style:family="paragraph" style:parent-style-name="Text_20_body">
      <style:text-properties fo:font-style="normal" fo:font-weight="normal" officeooo:rsid="00bb21b7" officeooo:paragraph-rsid="00c6b103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fo:font-style="normal" fo:font-weight="normal" officeooo:rsid="00bb21b7" officeooo:paragraph-rsid="00c8f1c0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fo:font-style="normal" fo:font-weight="normal" officeooo:rsid="00bb21b7" officeooo:paragraph-rsid="00c9a100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fo:font-style="normal" fo:font-weight="normal" officeooo:rsid="00bb21b7" officeooo:paragraph-rsid="00cb17e1" style:font-style-asian="normal" style:font-weight-asian="normal" style:font-style-complex="normal" style:font-weight-complex="normal"/>
    </style:style>
    <style:style style:name="P40" style:family="paragraph" style:parent-style-name="Text_20_body">
      <style:text-properties fo:font-style="normal" fo:font-weight="normal" officeooo:rsid="00bb21b7" officeooo:paragraph-rsid="00cb4c7a" style:font-style-asian="normal" style:font-weight-asian="normal" style:font-style-complex="normal" style:font-weight-complex="normal"/>
    </style:style>
    <style:style style:name="P41" style:family="paragraph" style:parent-style-name="Text_20_body">
      <style:text-properties fo:font-style="normal" fo:font-weight="normal" officeooo:rsid="00bb21b7" officeooo:paragraph-rsid="00cb678a" style:font-style-asian="normal" style:font-weight-asian="normal" style:font-style-complex="normal" style:font-weight-complex="normal"/>
    </style:style>
    <style:style style:name="P42" style:family="paragraph" style:parent-style-name="Text_20_body">
      <style:text-properties fo:font-style="normal" fo:font-weight="normal" officeooo:rsid="00bb21b7" officeooo:paragraph-rsid="00ccb2f0" style:font-style-asian="normal" style:font-weight-asian="normal" style:font-style-complex="normal" style:font-weight-complex="normal"/>
    </style:style>
    <style:style style:name="P43" style:family="paragraph" style:parent-style-name="Text_20_body">
      <style:text-properties fo:font-style="normal" fo:font-weight="normal" officeooo:rsid="00bb21b7" officeooo:paragraph-rsid="00cf2662" style:font-style-asian="normal" style:font-weight-asian="normal" style:font-style-complex="normal" style:font-weight-complex="normal"/>
    </style:style>
    <style:style style:name="P44" style:family="paragraph" style:parent-style-name="Text_20_body">
      <style:text-properties fo:font-style="normal" fo:font-weight="normal" officeooo:rsid="00bb21b7" officeooo:paragraph-rsid="00cf9f42" style:font-style-asian="normal" style:font-weight-asian="normal" style:font-style-complex="normal" style:font-weight-complex="normal"/>
    </style:style>
    <style:style style:name="P45" style:family="paragraph" style:parent-style-name="Text_20_body">
      <style:text-properties fo:font-style="normal" fo:font-weight="normal" officeooo:rsid="00bb21b7" officeooo:paragraph-rsid="00d13dbf" style:font-style-asian="normal" style:font-weight-asian="normal" style:font-style-complex="normal" style:font-weight-complex="normal"/>
    </style:style>
    <style:style style:name="P46" style:family="paragraph" style:parent-style-name="Text_20_body">
      <style:text-properties fo:font-style="normal" fo:font-weight="normal" officeooo:rsid="00bb21b7" officeooo:paragraph-rsid="00d2efae" style:font-style-asian="normal" style:font-weight-asian="normal" style:font-style-complex="normal" style:font-weight-complex="normal"/>
    </style:style>
    <style:style style:name="P47" style:family="paragraph" style:parent-style-name="Text_20_body">
      <style:text-properties fo:font-style="normal" fo:font-weight="normal" officeooo:rsid="00bb21b7" officeooo:paragraph-rsid="00d6df4a" style:font-style-asian="normal" style:font-weight-asian="normal" style:font-style-complex="normal" style:font-weight-complex="normal"/>
    </style:style>
    <style:style style:name="P48" style:family="paragraph" style:parent-style-name="Text_20_body">
      <style:text-properties fo:font-style="normal" fo:font-weight="normal" officeooo:rsid="00bb21b7" officeooo:paragraph-rsid="00d7a256" style:font-style-asian="normal" style:font-weight-asian="normal" style:font-style-complex="normal" style:font-weight-complex="normal"/>
    </style:style>
    <style:style style:name="P49" style:family="paragraph" style:parent-style-name="Text_20_body">
      <style:text-properties fo:font-style="normal" fo:font-weight="normal" officeooo:rsid="00bb80bd" officeooo:paragraph-rsid="00bb80bd" style:font-style-asian="normal" style:font-weight-asian="normal" style:font-style-complex="normal" style:font-weight-complex="normal"/>
    </style:style>
    <style:style style:name="P50" style:family="paragraph" style:parent-style-name="Text_20_body">
      <style:text-properties fo:font-style="normal" fo:font-weight="normal" officeooo:rsid="00bbc422" officeooo:paragraph-rsid="00bbc422" style:font-style-asian="normal" style:font-weight-asian="normal" style:font-style-complex="normal" style:font-weight-complex="normal"/>
    </style:style>
    <style:style style:name="P51" style:family="paragraph" style:parent-style-name="Text_20_body">
      <style:text-properties fo:font-style="normal" fo:font-weight="normal" officeooo:rsid="00bf23ad" officeooo:paragraph-rsid="00bf23ad" style:font-style-asian="normal" style:font-weight-asian="normal" style:font-style-complex="normal" style:font-weight-complex="normal"/>
    </style:style>
    <style:style style:name="P52" style:family="paragraph" style:parent-style-name="Text_20_body">
      <style:text-properties fo:font-style="normal" fo:font-weight="normal" officeooo:rsid="00bf9889" officeooo:paragraph-rsid="00bf9889" style:font-style-asian="normal" style:font-weight-asian="normal" style:font-style-complex="normal" style:font-weight-complex="normal"/>
    </style:style>
    <style:style style:name="P53" style:family="paragraph" style:parent-style-name="Text_20_body">
      <style:text-properties fo:font-style="normal" fo:font-weight="normal" officeooo:rsid="00c0a7f8" officeooo:paragraph-rsid="00c0a7f8" style:font-style-asian="normal" style:font-weight-asian="normal" style:font-style-complex="normal" style:font-weight-complex="normal"/>
    </style:style>
    <style:style style:name="P54" style:family="paragraph" style:parent-style-name="Text_20_body">
      <style:text-properties fo:font-style="normal" fo:font-weight="normal" officeooo:rsid="00c2b7a3" officeooo:paragraph-rsid="00c2b7a3" style:font-style-asian="normal" style:font-weight-asian="normal" style:font-style-complex="normal" style:font-weight-complex="normal"/>
    </style:style>
    <style:style style:name="P55" style:family="paragraph" style:parent-style-name="Text_20_body">
      <style:text-properties fo:font-style="normal" fo:font-weight="normal" officeooo:rsid="00c8f1c0" officeooo:paragraph-rsid="00cb17e1" style:font-style-asian="normal" style:font-weight-asian="normal" style:font-style-complex="normal" style:font-weight-complex="normal"/>
    </style:style>
    <style:style style:name="P56" style:family="paragraph" style:parent-style-name="Text_20_body">
      <style:text-properties fo:font-style="normal" fo:font-weight="normal" officeooo:rsid="00c9a100" officeooo:paragraph-rsid="00c9a100" style:font-style-asian="normal" style:font-weight-asian="normal" style:font-style-complex="normal" style:font-weight-complex="normal"/>
    </style:style>
    <style:style style:name="P57" style:family="paragraph" style:parent-style-name="Text_20_body">
      <style:text-properties fo:font-style="normal" fo:font-weight="normal" officeooo:rsid="00cf2662" officeooo:paragraph-rsid="00cf2662" style:font-style-asian="normal" style:font-weight-asian="normal" style:font-style-complex="normal" style:font-weight-complex="normal"/>
    </style:style>
    <style:style style:name="P58" style:family="paragraph" style:parent-style-name="Text_20_body">
      <style:text-properties fo:font-style="normal" fo:font-weight="normal" officeooo:rsid="00cf9f42" officeooo:paragraph-rsid="00cf9f42" style:font-style-asian="normal" style:font-weight-asian="normal" style:font-style-complex="normal" style:font-weight-complex="normal"/>
    </style:style>
    <style:style style:name="P59" style:family="paragraph" style:parent-style-name="Text_20_body">
      <style:text-properties fo:font-style="normal" fo:font-weight="normal" officeooo:rsid="00cf9f42" officeooo:paragraph-rsid="00dafe51" style:font-style-asian="normal" style:font-weight-asian="normal" style:font-style-complex="normal" style:font-weight-complex="normal"/>
    </style:style>
    <style:style style:name="P60" style:family="paragraph" style:parent-style-name="Text_20_body">
      <style:text-properties fo:font-style="normal" fo:font-weight="normal" officeooo:rsid="00d0032b" officeooo:paragraph-rsid="00d0032b" style:font-style-asian="normal" style:font-weight-asian="normal" style:font-style-complex="normal" style:font-weight-complex="normal"/>
    </style:style>
    <style:style style:name="P61" style:family="paragraph" style:parent-style-name="Text_20_body">
      <style:text-properties fo:font-style="normal" fo:font-weight="normal" officeooo:rsid="00d13dbf" officeooo:paragraph-rsid="00d13dbf" style:font-style-asian="normal" style:font-weight-asian="normal" style:font-style-complex="normal" style:font-weight-complex="normal"/>
    </style:style>
    <style:style style:name="P62" style:family="paragraph" style:parent-style-name="Text_20_body">
      <style:text-properties fo:font-style="normal" fo:font-weight="normal" officeooo:rsid="00d2cb10" officeooo:paragraph-rsid="00d2cb10" style:font-style-asian="normal" style:font-weight-asian="normal" style:font-style-complex="normal" style:font-weight-complex="normal"/>
    </style:style>
    <style:style style:name="P63" style:family="paragraph" style:parent-style-name="Text_20_body">
      <style:text-properties fo:font-style="normal" fo:font-weight="normal" officeooo:rsid="00d2efae" officeooo:paragraph-rsid="00d2efae" style:font-style-asian="normal" style:font-weight-asian="normal" style:font-style-complex="normal" style:font-weight-complex="normal"/>
    </style:style>
    <style:style style:name="P64" style:family="paragraph" style:parent-style-name="Text_20_body">
      <style:text-properties fo:font-style="normal" fo:font-weight="normal" officeooo:rsid="00d58712" officeooo:paragraph-rsid="00d2efae" style:font-style-asian="normal" style:font-weight-asian="normal" style:font-style-complex="normal" style:font-weight-complex="normal"/>
    </style:style>
    <style:style style:name="P65" style:family="paragraph" style:parent-style-name="Text_20_body">
      <style:text-properties fo:font-style="normal" fo:font-weight="normal" officeooo:rsid="00d58712" officeooo:paragraph-rsid="00d58712" style:font-style-asian="normal" style:font-weight-asian="normal" style:font-style-complex="normal" style:font-weight-complex="normal"/>
    </style:style>
    <style:style style:name="P66" style:family="paragraph" style:parent-style-name="Text_20_body">
      <style:text-properties fo:font-style="normal" fo:font-weight="normal" officeooo:rsid="00d6df4a" officeooo:paragraph-rsid="00d6df4a" style:font-style-asian="normal" style:font-weight-asian="normal" style:font-style-complex="normal" style:font-weight-complex="normal"/>
    </style:style>
    <style:style style:name="P67" style:family="paragraph" style:parent-style-name="Text_20_body">
      <style:text-properties fo:font-style="normal" fo:font-weight="normal" officeooo:rsid="00d6df4a" officeooo:paragraph-rsid="00d7a256" style:font-style-asian="normal" style:font-weight-asian="normal" style:font-style-complex="normal" style:font-weight-complex="normal"/>
    </style:style>
    <style:style style:name="P68" style:family="paragraph" style:parent-style-name="Text_20_body">
      <style:text-properties fo:font-style="normal" fo:font-weight="normal" officeooo:rsid="00d7a256" officeooo:paragraph-rsid="00d7a256" style:font-style-asian="normal" style:font-weight-asian="normal" style:font-style-complex="normal" style:font-weight-complex="normal"/>
    </style:style>
    <style:style style:name="P69" style:family="paragraph" style:parent-style-name="Text_20_body">
      <style:text-properties fo:font-style="normal" fo:font-weight="normal" officeooo:rsid="00dafe51" officeooo:paragraph-rsid="00dafe51" style:font-style-asian="normal" style:font-weight-asian="normal" style:font-style-complex="normal" style:font-weight-complex="normal"/>
    </style:style>
    <style:style style:name="P70" style:family="paragraph" style:parent-style-name="Text_20_body">
      <style:text-properties fo:font-style="normal" fo:font-weight="bold" officeooo:rsid="00c9a100" officeooo:paragraph-rsid="00c9a100" style:font-style-asian="normal" style:font-weight-asian="bold" style:font-style-complex="normal" style:font-weight-complex="bold"/>
    </style:style>
    <style:style style:name="P71" style:family="paragraph" style:parent-style-name="Text_20_body">
      <style:text-properties fo:font-style="normal" style:text-underline-style="none" fo:font-weight="normal" officeooo:rsid="00cb4c7a" officeooo:paragraph-rsid="00cb4c7a" style:font-style-asian="normal" style:font-weight-asian="normal" style:font-style-complex="normal" style:font-weight-complex="normal"/>
    </style:style>
    <style:style style:name="P72" style:family="paragraph" style:parent-style-name="Text_20_body">
      <style:text-properties fo:font-style="normal" style:text-underline-style="none" fo:font-weight="normal" officeooo:rsid="00cb678a" officeooo:paragraph-rsid="00cb678a" style:font-style-asian="normal" style:font-weight-asian="normal" style:font-style-complex="normal" style:font-weight-complex="normal"/>
    </style:style>
    <style:style style:name="P73" style:family="paragraph" style:parent-style-name="Text_20_body">
      <style:text-properties fo:font-style="normal" style:text-underline-style="none" fo:font-weight="normal" officeooo:rsid="00ccb2f0" officeooo:paragraph-rsid="00ccb2f0" style:font-style-asian="normal" style:font-weight-asian="normal" style:font-style-complex="normal" style:font-weight-complex="normal"/>
    </style:style>
    <style:style style:name="P74" style:family="paragraph" style:parent-style-name="Text_20_body">
      <style:text-properties fo:font-style="normal" style:text-underline-style="none" fo:font-weight="normal" officeooo:rsid="00cf2662" officeooo:paragraph-rsid="00cf2662" style:font-style-asian="normal" style:font-weight-asian="normal" style:font-style-complex="normal" style:font-weight-complex="normal"/>
    </style:style>
    <style:style style:name="P75" style:family="paragraph" style:parent-style-name="Text_20_body">
      <style:text-properties fo:font-style="normal" style:text-underline-style="none" fo:font-weight="bold" officeooo:rsid="00cb678a" officeooo:paragraph-rsid="00cb678a" style:font-style-asian="normal" style:font-weight-asian="bold" style:font-style-complex="normal" style:font-weight-complex="bold"/>
    </style:style>
    <style:style style:name="P76" style:family="paragraph" style:parent-style-name="Text_20_body">
      <style:text-properties officeooo:rsid="00dbdc30" officeooo:paragraph-rsid="00dbdc30"/>
    </style:style>
    <style:style style:name="P77" style:family="paragraph" style:parent-style-name="Text_20_body">
      <style:text-properties officeooo:rsid="00dd6eb0" officeooo:paragraph-rsid="00dd6eb0"/>
    </style:style>
    <style:style style:name="P78" style:family="paragraph" style:parent-style-name="Text_20_body">
      <style:text-properties officeooo:rsid="00dda687" officeooo:paragraph-rsid="00dda687"/>
    </style:style>
    <style:style style:name="P79" style:family="paragraph" style:parent-style-name="Heading_20_1">
      <style:text-properties officeooo:rsid="00a3cfe7" officeooo:paragraph-rsid="00a3cfe7"/>
    </style:style>
    <style:style style:name="P80" style:family="paragraph" style:parent-style-name="Text_20_body" style:list-style-name="L1">
      <style:text-properties officeooo:rsid="00dd6eb0" officeooo:paragraph-rsid="00dd6eb0"/>
    </style:style>
    <style:style style:name="P81" style:family="paragraph" style:parent-style-name="Text_20_body">
      <style:text-properties officeooo:rsid="00de515a" officeooo:paragraph-rsid="00de515a"/>
    </style:style>
    <style:style style:name="P82" style:family="paragraph" style:parent-style-name="Text_20_body">
      <style:text-properties officeooo:rsid="00de515a" officeooo:paragraph-rsid="00df41c1"/>
    </style:style>
    <style:style style:name="P83" style:family="paragraph" style:parent-style-name="Text_20_body">
      <style:text-properties officeooo:rsid="00de515a" officeooo:paragraph-rsid="00e1eb8f"/>
    </style:style>
    <style:style style:name="P84" style:family="paragraph" style:parent-style-name="Text_20_body">
      <style:text-properties officeooo:rsid="00de515a" officeooo:paragraph-rsid="00e8d5a0"/>
    </style:style>
    <style:style style:name="P85" style:family="paragraph" style:parent-style-name="Text_20_body">
      <style:text-properties officeooo:rsid="00de515a" officeooo:paragraph-rsid="00ec610c"/>
    </style:style>
    <style:style style:name="P86" style:family="paragraph" style:parent-style-name="Text_20_body">
      <style:text-properties officeooo:paragraph-rsid="00f00020"/>
    </style:style>
    <style:style style:name="P87" style:family="paragraph" style:parent-style-name="Text_20_body">
      <style:text-properties officeooo:paragraph-rsid="00f07fc3"/>
    </style:style>
    <style:style style:name="P88" style:family="paragraph" style:parent-style-name="Text_20_body">
      <style:text-properties officeooo:paragraph-rsid="00f1bb52"/>
    </style:style>
    <style:style style:name="P89" style:family="paragraph" style:parent-style-name="Text_20_body">
      <style:text-properties officeooo:paragraph-rsid="00f1d59e"/>
    </style:style>
    <style:style style:name="P90" style:family="paragraph" style:parent-style-name="Text_20_body">
      <style:paragraph-properties fo:text-align="center" style:justify-single-word="false"/>
      <style:text-properties fo:font-style="italic" officeooo:paragraph-rsid="00f1d59e" style:font-style-asian="italic" style:font-style-complex="italic"/>
    </style:style>
    <style:style style:name="P91" style:family="paragraph" style:parent-style-name="Text_20_body">
      <style:paragraph-properties fo:text-align="center" style:justify-single-word="false"/>
      <style:text-properties fo:font-style="italic" officeooo:paragraph-rsid="00f26714" style:font-style-asian="italic" style:font-style-complex="italic"/>
    </style:style>
    <style:style style:name="P92" style:family="paragraph" style:parent-style-name="Text_20_body">
      <style:text-properties officeooo:paragraph-rsid="00f26714"/>
    </style:style>
    <style:style style:name="P93" style:family="paragraph" style:parent-style-name="Text_20_body">
      <style:paragraph-properties fo:text-align="center" style:justify-single-word="false"/>
      <style:text-properties officeooo:paragraph-rsid="00f26714"/>
    </style:style>
    <style:style style:name="P94" style:family="paragraph" style:parent-style-name="Text_20_body">
      <style:paragraph-properties fo:text-align="justify" style:justify-single-word="false"/>
      <style:text-properties fo:font-style="normal" officeooo:paragraph-rsid="00f26714" style:font-style-asian="normal" style:font-style-complex="normal"/>
    </style:style>
    <style:style style:name="P95" style:family="paragraph" style:parent-style-name="Text_20_body">
      <style:paragraph-properties fo:text-align="justify" style:justify-single-word="false"/>
      <style:text-properties fo:font-style="normal" officeooo:paragraph-rsid="00f416c8" style:font-style-asian="normal" style:font-style-complex="normal"/>
    </style:style>
    <style:style style:name="P96" style:family="paragraph" style:parent-style-name="Text_20_body">
      <style:text-properties officeooo:paragraph-rsid="00f4f5d0"/>
    </style:style>
    <style:style style:name="P97" style:family="paragraph" style:parent-style-name="Text_20_body">
      <style:text-properties officeooo:paragraph-rsid="00f8689f"/>
    </style:style>
    <style:style style:name="P98" style:family="paragraph" style:parent-style-name="Text_20_body">
      <style:text-properties officeooo:paragraph-rsid="00f86fc8"/>
    </style:style>
    <style:style style:name="P99" style:family="paragraph" style:parent-style-name="Heading_20_1" style:master-page-name="Standard">
      <style:paragraph-properties style:page-number="auto"/>
      <style:text-properties fo:color="#000000" officeooo:rsid="009921bc" officeooo:paragraph-rsid="00938493"/>
    </style:style>
    <style:style style:name="P100" style:family="paragraph" style:parent-style-name="Heading_20_1">
      <style:text-properties officeooo:rsid="00de515a" officeooo:paragraph-rsid="00de515a"/>
    </style:style>
    <style:style style:name="P101" style:family="paragraph" style:parent-style-name="Heading_20_1">
      <style:text-properties officeooo:paragraph-rsid="00eeba39"/>
    </style:style>
    <style:style style:name="P102" style:family="paragraph" style:parent-style-name="Heading_20_2">
      <style:text-properties fo:font-style="normal" fo:font-weight="bold" officeooo:rsid="00bb21b7" style:font-style-asian="normal" style:font-weight-asian="bold" style:font-style-complex="normal" style:font-weight-complex="bold"/>
    </style:style>
    <style:style style:name="P103" style:family="paragraph" style:parent-style-name="Heading_20_2">
      <style:text-properties officeooo:rsid="00dbdc30"/>
    </style:style>
    <style:style style:name="T1" style:family="text">
      <style:text-properties officeooo:rsid="00a3cfe7"/>
    </style:style>
    <style:style style:name="T2" style:family="text">
      <style:text-properties style:text-underline-style="solid" style:text-underline-width="auto" style:text-underline-color="font-color" officeooo:rsid="00cf266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a8e948" style:font-weight-asian="bold" style:font-weight-complex="bold"/>
    </style:style>
    <style:style style:name="T5" style:family="text">
      <style:text-properties fo:font-weight="bold" officeooo:rsid="00a3cfe7" style:font-weight-asian="bold" style:font-weight-complex="bold"/>
    </style:style>
    <style:style style:name="T6" style:family="text">
      <style:text-properties fo:font-weight="bold" officeooo:rsid="00c6b103" style:font-weight-asian="bold" style:font-weight-complex="bold"/>
    </style:style>
    <style:style style:name="T7" style:family="text">
      <style:text-properties fo:font-weight="bold" officeooo:rsid="00cb17e1" style:font-weight-asian="bold" style:font-weight-complex="bold"/>
    </style:style>
    <style:style style:name="T8" style:family="text">
      <style:text-properties fo:font-weight="bold" officeooo:rsid="00cb678a" style:font-weight-asian="bold" style:font-weight-complex="bold"/>
    </style:style>
    <style:style style:name="T9" style:family="text">
      <style:text-properties fo:font-weight="bold" officeooo:rsid="00cf9f42" style:font-weight-asian="bold" style:font-weight-complex="bold"/>
    </style:style>
    <style:style style:name="T10" style:family="text">
      <style:text-properties fo:font-weight="bold" officeooo:rsid="00d6df4a" style:font-weight-asian="bold" style:font-weight-complex="bold"/>
    </style:style>
    <style:style style:name="T11" style:family="text">
      <style:text-properties fo:font-weight="bold" officeooo:rsid="00f26714" style:font-weight-asian="bold" style:font-weight-complex="bold"/>
    </style:style>
    <style:style style:name="T12" style:family="text">
      <style:text-properties fo:font-weight="normal" officeooo:rsid="00a8e948" style:font-weight-asian="normal" style:font-weight-complex="normal"/>
    </style:style>
    <style:style style:name="T13" style:family="text">
      <style:text-properties style:text-underline-style="none" fo:font-weight="normal" officeooo:rsid="00a3cfe7" style:font-weight-asian="normal" style:font-weight-complex="normal"/>
    </style:style>
    <style:style style:name="T14" style:family="text">
      <style:text-properties style:text-underline-style="none" officeooo:rsid="00cb4c7a"/>
    </style:style>
    <style:style style:name="T15" style:family="text">
      <style:text-properties style:text-underline-style="none" officeooo:rsid="00c9a100"/>
    </style:style>
    <style:style style:name="T16" style:family="text">
      <style:text-properties style:text-underline-style="none" officeooo:rsid="00cb17e1"/>
    </style:style>
    <style:style style:name="T17" style:family="text">
      <style:text-properties style:text-underline-style="none" officeooo:rsid="00cb678a"/>
    </style:style>
    <style:style style:name="T18" style:family="text">
      <style:text-properties style:text-underline-style="none" fo:font-weight="bold" officeooo:rsid="00cb678a" style:font-weight-asian="bold" style:font-weight-complex="bold"/>
    </style:style>
    <style:style style:name="T19" style:family="text">
      <style:text-properties style:text-underline-style="none" fo:font-weight="bold" officeooo:rsid="00ce8257" style:font-weight-asian="bold" style:font-weight-complex="bold"/>
    </style:style>
    <style:style style:name="T20" style:family="text">
      <style:text-properties style:text-underline-style="none" officeooo:rsid="00ccb2f0"/>
    </style:style>
    <style:style style:name="T21" style:family="text">
      <style:text-properties style:text-underline-style="none" officeooo:rsid="00ce8257"/>
    </style:style>
    <style:style style:name="T22" style:family="text">
      <style:text-properties style:text-underline-style="none" officeooo:rsid="00cf2662"/>
    </style:style>
    <style:style style:name="T23" style:family="text">
      <style:text-properties officeooo:rsid="00a8e948"/>
    </style:style>
    <style:style style:name="T24" style:family="text">
      <style:text-properties fo:font-style="normal" officeooo:rsid="00aa2343" style:font-style-asian="normal" style:font-style-complex="normal"/>
    </style:style>
    <style:style style:name="T25" style:family="text">
      <style:text-properties fo:font-style="normal" officeooo:rsid="00afe685" style:font-style-asian="normal" style:font-style-complex="normal"/>
    </style:style>
    <style:style style:name="T26" style:family="text">
      <style:text-properties fo:font-style="normal" officeooo:rsid="00b48096" style:font-style-asian="normal" style:font-style-complex="normal"/>
    </style:style>
    <style:style style:name="T27" style:family="text">
      <style:text-properties fo:font-style="normal" officeooo:rsid="00b89bf2" style:font-style-asian="normal" style:font-style-complex="normal"/>
    </style:style>
    <style:style style:name="T28" style:family="text">
      <style:text-properties fo:font-style="normal" officeooo:rsid="00bb21b7" style:font-style-asian="normal" style:font-style-complex="normal"/>
    </style:style>
    <style:style style:name="T29" style:family="text">
      <style:text-properties fo:font-style="normal" fo:font-weight="normal" officeooo:rsid="00a8e948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ab0471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ab77f4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aba099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ac3c58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afe685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b232eb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b2caea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b89bf2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bb21b7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bb80bd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bd4ea2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bed334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solid" style:text-underline-width="auto" style:text-underline-color="font-color" officeooo:rsid="00aa2343" style:font-style-asian="normal" style:font-style-complex="normal"/>
    </style:style>
    <style:style style:name="T43" style:family="text">
      <style:text-properties fo:font-style="normal" style:text-underline-style="solid" style:text-underline-width="auto" style:text-underline-color="font-color" officeooo:rsid="00aba099" style:font-style-asian="normal" style:font-style-complex="normal"/>
    </style:style>
    <style:style style:name="T44" style:family="text">
      <style:text-properties fo:font-style="normal" fo:font-weight="bold" officeooo:rsid="00cb678a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0bb21b7" style:font-style-asian="normal" style:font-weight-asian="bold" style:font-style-complex="normal" style:font-weight-complex="bold"/>
    </style:style>
    <style:style style:name="T46" style:family="text">
      <style:text-properties officeooo:rsid="00c34be3"/>
    </style:style>
    <style:style style:name="T47" style:family="text">
      <style:text-properties officeooo:rsid="00c4f980"/>
    </style:style>
    <style:style style:name="T48" style:family="text">
      <style:text-properties officeooo:rsid="00c6b103"/>
    </style:style>
    <style:style style:name="T49" style:family="text">
      <style:text-properties officeooo:rsid="00c79a81"/>
    </style:style>
    <style:style style:name="T50" style:family="text">
      <style:text-properties officeooo:rsid="00c88cff"/>
    </style:style>
    <style:style style:name="T51" style:family="text">
      <style:text-properties officeooo:rsid="00c8f1c0"/>
    </style:style>
    <style:style style:name="T52" style:family="text">
      <style:text-properties officeooo:rsid="00c9a100"/>
    </style:style>
    <style:style style:name="T53" style:family="text">
      <style:text-properties officeooo:rsid="00cb17e1"/>
    </style:style>
    <style:style style:name="T54" style:family="text">
      <style:text-properties officeooo:rsid="00cb4c7a"/>
    </style:style>
    <style:style style:name="T55" style:family="text">
      <style:text-properties officeooo:rsid="00cf9f42"/>
    </style:style>
    <style:style style:name="T56" style:family="text">
      <style:text-properties officeooo:rsid="00cfc04f"/>
    </style:style>
    <style:style style:name="T57" style:family="text">
      <style:text-properties officeooo:rsid="00d13dbf"/>
    </style:style>
    <style:style style:name="T58" style:family="text">
      <style:text-properties officeooo:rsid="00d2cb10"/>
    </style:style>
    <style:style style:name="T59" style:family="text">
      <style:text-properties officeooo:rsid="00d2efae"/>
    </style:style>
    <style:style style:name="T60" style:family="text">
      <style:text-properties officeooo:rsid="00d4604b"/>
    </style:style>
    <style:style style:name="T61" style:family="text">
      <style:text-properties officeooo:rsid="00d58712"/>
    </style:style>
    <style:style style:name="T62" style:family="text">
      <style:text-properties officeooo:rsid="00d6df4a"/>
    </style:style>
    <style:style style:name="T63" style:family="text">
      <style:text-properties officeooo:rsid="00d7a256"/>
    </style:style>
    <style:style style:name="T64" style:family="text">
      <style:text-properties officeooo:rsid="00d9844c"/>
    </style:style>
    <style:style style:name="T65" style:family="text">
      <style:text-properties officeooo:rsid="00df41c1"/>
    </style:style>
    <style:style style:name="T66" style:family="text">
      <style:text-properties officeooo:rsid="00dfebee"/>
    </style:style>
    <style:style style:name="T67" style:family="text">
      <style:text-properties officeooo:rsid="00e1eb8f"/>
    </style:style>
    <style:style style:name="T68" style:family="text">
      <style:text-properties officeooo:rsid="00e3153a"/>
    </style:style>
    <style:style style:name="T69" style:family="text">
      <style:text-properties officeooo:rsid="00e37c48"/>
    </style:style>
    <style:style style:name="T70" style:family="text">
      <style:text-properties officeooo:rsid="00e51bc6"/>
    </style:style>
    <style:style style:name="T71" style:family="text">
      <style:text-properties officeooo:rsid="00e6d959"/>
    </style:style>
    <style:style style:name="T72" style:family="text">
      <style:text-properties officeooo:rsid="00e8d5a0"/>
    </style:style>
    <style:style style:name="T73" style:family="text">
      <style:text-properties officeooo:rsid="00e94d3e"/>
    </style:style>
    <style:style style:name="T74" style:family="text">
      <style:text-properties officeooo:rsid="00ea8c42"/>
    </style:style>
    <style:style style:name="T75" style:family="text">
      <style:text-properties officeooo:rsid="00ec610c"/>
    </style:style>
    <style:style style:name="T76" style:family="text">
      <style:text-properties officeooo:rsid="00ee2e70"/>
    </style:style>
    <style:style style:name="T77" style:family="text">
      <style:text-properties officeooo:rsid="00eeba39"/>
    </style:style>
    <style:style style:name="T78" style:family="text">
      <style:text-properties officeooo:rsid="00f00020"/>
    </style:style>
    <style:style style:name="T79" style:family="text">
      <style:text-properties officeooo:rsid="00f07fc3"/>
    </style:style>
    <style:style style:name="T80" style:family="text">
      <style:text-properties officeooo:rsid="00f1b0c3"/>
    </style:style>
    <style:style style:name="T81" style:family="text">
      <style:text-properties officeooo:rsid="00f1bb52"/>
    </style:style>
    <style:style style:name="T82" style:family="text">
      <style:text-properties officeooo:rsid="00f1d59e"/>
    </style:style>
    <style:style style:name="T83" style:family="text">
      <style:text-properties fo:font-style="italic" officeooo:rsid="00f1d59e" style:font-style-asian="italic" style:font-style-complex="italic"/>
    </style:style>
    <style:style style:name="T84" style:family="text">
      <style:text-properties fo:font-style="italic" officeooo:rsid="00f26714" style:font-style-asian="italic" style:font-style-complex="italic"/>
    </style:style>
    <style:style style:name="T85" style:family="text">
      <style:text-properties fo:font-style="italic" fo:font-weight="bold" officeooo:rsid="00f26714" style:font-style-asian="italic" style:font-weight-asian="bold" style:font-style-complex="italic" style:font-weight-complex="bold"/>
    </style:style>
    <style:style style:name="T86" style:family="text">
      <style:text-properties officeooo:rsid="00f26714"/>
    </style:style>
    <style:style style:name="T87" style:family="text">
      <style:text-properties officeooo:rsid="00f416c8"/>
    </style:style>
    <style:style style:name="T88" style:family="text">
      <style:text-properties officeooo:rsid="00f4f5d0"/>
    </style:style>
    <style:style style:name="T89" style:family="text">
      <style:text-properties officeooo:rsid="00f8689f"/>
    </style:style>
    <style:style style:name="T90" style:family="text">
      <style:text-properties officeooo:rsid="00f86fc8"/>
    </style:style>
    <style:style style:name="T91" style:family="text">
      <style:text-properties officeooo:rsid="00f9beb5"/>
    </style:style>
    <style:style style:name="T92" style:family="text">
      <style:text-properties officeooo:rsid="00fa415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9" text:outline-level="1"/>
      <text:p text:style-name="P1"/>
      <text:h text:style-name="P79" text:outline-level="1">Лекция 2</text:h>
      <text:p text:style-name="P16">Про условия какие-то говорят..</text:p>
      <text:p text:style-name="P16">Будем ссылаться на номера условий там. 7 условий всего.</text:p>
      <text:p text:style-name="P16"/>
      <text:p text:style-name="P16">Поговорим об условиях. Комментарии не давала? Ага.</text:p>
      <text:p text:style-name="P16">Условия классической модели. </text:p>
      <text:p text:style-name="P2"><text:span text:style-name="T5">1</text:span><text:span text:style-name="T1">) <text:s text:c="2"/>модель линейная</text:span></text:p>
      <text:p text:style-name="P2"><text:span text:style-name="T5">2</text:span><text:span text:style-name="T1">) факторные переменные наблюдаются без ошибок. Говорили о типах ошибок до этого. Матрица Х такая: 1 стб – единицы, а потом в Х[i] стб наблюдения x1..xn. Размер n X (k+1)</text:span></text:p>
      <text:p text:style-name="P2"><text:span text:style-name="T1">Условие того, что манг маквсимасен тогда и только тогда, когда X</text:span><text:span text:style-name="T13">t</text:span><text:span text:style-name="T1">*X (транспонирована) имеет det != 0 </text:span></text:p>
      <text:p text:style-name="P2"><text:span text:style-name="T5">3</text:span><text:span text:style-name="T1">) обсудили типа условие это. Матожидание от ошибки <text:s/>M[eps[i]] <text:s/>= 0. <text:s/>То есть все ошибки только случайные, нет систематичекой составляющей. Если не ноль, просто сдвигаем все вниз. Ну или вверх.</text:span></text:p>
      <text:p text:style-name="P2"><text:span text:style-name="T5">4</text:span><text:span text:style-name="T1">) D[eps[i]] = const <text:s/>и не зависит от номера наблюдения.</text:span></text:p>
      <text:p text:style-name="P2"><text:span text:style-name="T5">5</text:span><text:span text:style-name="T1">) ковариация eps : covar[eps[i], eps[j]] = sigma^2 if i == j else 0;</text:span></text:p>
      <text:p text:style-name="P16">Если рассмотрим ковариац матрицу <text:s/>Omega <text:s/>= cov(eps[i], eps[j]), <text:s/>то матрица всегда симметричная. И более того, она положительно определена. </text:p>
      <text:p text:style-name="P16">Тогда условия 4 и 5 говорят о тром, что Omega — диагональная. Omega = sigma^2 * E;</text:p>
      <text:p text:style-name="P16">Если рассмотрим линию регрессии у = a+b*x. То условия эти говорят, что рассеивание <text:s/>примерно везде одинаковые образуют полосу примерно одной ширины вдоь оси y. То есть (x. y + dy)</text:p>
      <text:p text:style-name="P17">Такие модели называются гомоскедастичная. </text:p>
      <text:p text:style-name="P17">Если 4 условие нарушено, <text:s/>а5 остаётся, то дисперсия ошибок зависит от номера наблюдения. Там тоже будет симметрия около линии, но симметрия в смысле в некотором малом дельта участке. </text:p>
      <text:p text:style-name="P18">Такие модели гетероскедастичные. </text:p>
      <text:p text:style-name="P18">Если нарушено 5 условие, <text:s/>Тогда вне диагонали есть ненулевые элементы. Это модели с коррелированными остатками. </text:p>
      <text:p text:style-name="P3"><text:span text:style-name="T4">6</text:span><text:span text:style-name="T23">) ошибки и факторные переменные независимы.</text:span></text:p>
      <text:p text:style-name="P4"><text:span text:style-name="T23">7</text:span><text:span text:style-name="T12">) закон больших чисел типа, поэтому случайной ошибки нет.</text:span></text:p>
      <text:p text:style-name="P19"/>
      <text:p text:style-name="P19">Дисперсионный анализ.</text:p>
      <text:p text:style-name="P19"><text:s/>D[y] = sum [y[i] — y_сруднее]/n = TSS/n = sum[(y[t] — y^[t] (с крышечкой ))^2 квадрат] /n + sum [(y^[t] - y_)^2] /n = ESS/n =+ RSS/n</text:p>
      <text:p text:style-name="P19"><text:soft-page-break/>ESS не объяснена регрессией, а <text:s/>RSS объяснена регрессией. </text:p>
      <text:p text:style-name="P19">TSS — первая составляющая</text:p>
      <text:p text:style-name="P4"><text:span text:style-name="T12">Коэффициент детерминации</text:span><text:span text:style-name="T29"> <text:s/>R^2 = 1 <text:s/>— ESS/TSS= <text:s/>по методу наменьших квадратовв = RSS/TSS = в двумерной модели (1 факторная переменная) = r[xy]^2 коэфф корреляции. </text:span></text:p>
      <text:p text:style-name="P20">r[xy] = _xy - _x*_y / sqrt (_(x^2) - (_x)^2 ) / то же для y </text:p>
      <text:p text:style-name="P20"><text:s/>в случае парной регрессии коэфф коррел хар=т направление и теснноту линейной связи.</text:p>
      <text:p text:style-name="P20">Если r[xy] <text:s/>&gt; 0, тогда связь прямая. То есть с ростом X <text:s/>средние значения результативной переменной y возрастают. </text:p>
      <text:p text:style-name="P21">Иначе связь обратная. -//- убывает.</text:p>
      <text:p text:style-name="P21"/>
      <text:p text:style-name="P5"><text:span text:style-name="T24">Теснота </text:span><text:span text:style-name="T42">линейной </text:span><text:span text:style-name="T24">связи. </text:span></text:p>
      <text:p text:style-name="P21">Если r[xy] = 0, то связи нет между <text:s/>x и y. На практике такого не бывает. </text:p>
      <text:p text:style-name="P22">Есди abs(r[xy] ) &lt; 0.3, тогда Линейная связь почти отсутствует, либо связь нелинейная, либо её нет, и это просто погрешность. </text:p>
      <text:p text:style-name="P6"><text:span text:style-name="T30">Есди abs(r[xy] ) = 0.3 .. 0.5, то </text:span><text:span text:style-name="T31">линейная </text:span><text:span text:style-name="T30">связь слабая. Туманность чуть-чуть вытянутая.</text:span></text:p>
      <text:p text:style-name="P23">0.5 .. 0.7 = умеренная связь.</text:p>
      <text:p text:style-name="P23">Если дальше до 1, то связь сильная, тесная. Эмпирические точки близко к линии регрессии. </text:p>
      <text:p text:style-name="P24">Когда ± 1 тогда связь жёстко функциональная.Все эмпирические точеи на линии регрессии. <text:tab/></text:p>
      <text:p text:style-name="P7"><text:span text:style-name="T43">Упражнение 1</text:span><text:span text:style-name="T32">:доказать, что в лучае парной регрессии коэфф детерминации равен квадрату коэфф корреляции R^2 = r[xy]^2 (только для парной регресии). Показывает, насколько измерение результативной переменной <text:s/>dy обусловлены изменением <text:s/>dx .</text:span></text:p>
      <text:p text:style-name="P24"/>
      <text:p text:style-name="P24">В случае многомерной регрессии, коэфф корреляции модерли <text:s/>R назовём корень из коэфф детерминации R = sqrt( R^2) </text:p>
      <text:p text:style-name="P24">Но между любыми двумя коэфф модели можно рассматривать парные коэфф корреляции. </text:p>
      <text:p text:style-name="P24">Однако парные коэфф корреляции не отражают истинной тесноты связи между двумя величинами в многомерной модели. </text:p>
      <text:p text:style-name="P7"><text:span text:style-name="T32">Истинная зависимость между 2 величинами хар-ся частным коэфф корреляции. <text:tab/>В случае многомерной модели коэфф детерминации также не является объ показателем, поэтому ассматривается скорректированный коэффф детерминации, нормированный, другими словами. R^2 adj, R^2 норм, R^2 скорр = 1 — </text:span><text:span text:style-name="T33">(</text:span><text:span text:style-name="T32">ESS/ </text:span><text:span text:style-name="T33">n — k — 1)</text:span><text:span text:style-name="T32"> / TSS /</text:span><text:span text:style-name="T33">(n — 1)</text:span></text:p>
      <text:p text:style-name="P25">n — число наблюдений в модели, k — количество факторов в модели. K+1 — размерность модели</text:p>
      <text:p text:style-name="P25"><text:soft-page-break/>R^2 скорр <text:s/>&lt;= 1</text:p>
      <text:p text:style-name="P26">Чем ближе <text:s/>он к 1, тем лучше качество модели. </text:p>
      <text:p text:style-name="P26"/>
      <text:p text:style-name="P8"><text:span text:style-name="T25">Проверка основных статистических гипотез о значимости факторов и зна</text:span><text:span text:style-name="T26">t</text:span><text:span text:style-name="T25">чимости модели в целом</text:span><text:span text:style-name="T34">.</text:span></text:p>
      <text:p text:style-name="P26"/>
      <text:p text:style-name="P27">а) Методом наименьших квадратов 2-мерню модель. Ну понятно, как получить <text:s/>a и b <text:s/>из прямой регрессии. </text:p>
      <text:p text:style-name="P27">Да это же тривиально! Делали на тервере. </text:p>
      <text:p text:style-name="P27">Х тут у нас — матрица вида &lt; &lt; 1, … , 1&gt; | &lt;x1, … , xn&gt;&gt; </text:p>
      <text:p text:style-name="P27">Короче, что-то вывели, как-то получили что-то. Надо получить решение в виде матриц и векторов. Ну это же несложно. </text:p>
      <text:p text:style-name="P27">б) в случае многомерной модели всё точно так же. </text:p>
      <text:p text:style-name="P27">в) проверка значимости отдельных факторов. Выводить не будем, а просто запишем. </text:p>
      <text:p text:style-name="P9"><text:span text:style-name="T35">Y = sum (b</text:span><text:span text:style-name="T36">eta </text:span><text:span text:style-name="T35">[i]*x[i]) + b[0]</text:span></text:p>
      <text:p text:style-name="P9"><text:span text:style-name="T35">y[t] = sum </text:span><text:span text:style-name="T36">(b[i]*x[i][t])</text:span><text:span text:style-name="T35">.. + eps[t] (номер измерения)</text:span></text:p>
      <text:p text:style-name="P28">Гипотеза о том, что <text:s/>фактор x[i] не влияет на y. <text:s/></text:p>
      <text:p text:style-name="P28">То есть гипотеза о том, что b[i] == 0ж</text:p>
      <text:p text:style-name="P28">Считается t-статистика, котороая подчиняется закону рапределения стьюдента с степ сводобы n-k-1</text:p>
      <text:p text:style-name="P28">b[i] - - мы получили методаом наим кважратов . </text:p>
      <text:p text:style-name="P28">s[i] — среднеквадр отклонение коэфф b[i]. <text:s/>s = sigma[b[i] ]. </text:p>
      <text:p text:style-name="P29">Критческое значение статистики t = b[i] — beta[i] (в данном случае beta[i] = 0) / s[i] определяют по талициа стьюдента. </text:p>
      <text:p text:style-name="P29">Если |t| &lt; tкрит, то гипотеза о незначимости принята. </text:p>
      <text:p text:style-name="P29"/>
      <text:p text:style-name="P30">г) проверка значимости модели в целом. </text:p>
      <text:p text:style-name="P31">Проверка того, что взяли не те факторы, ну и следовательно проверка того, что все beta[i] = 0. То ест ьмодельь незначима. Альтернативная гипотеза о том, что угадали хотя бы один фактор. </text:p>
      <text:p text:style-name="P31">F = <text:bookmark-start text:name="__DdeLink__733_1553389954"/>R^2/(1-R^2) * (n-k<text:span text:style-name="T92">-1</text:span>)/<text:span text:style-name="T91">(</text:span>k<text:span text:style-name="T91">)</text:span><text:bookmark-end text:name="__DdeLink__733_1553389954"/> <text:s text:c="3"/>по распр фишера <text:s/>F(k, n-k<text:span text:style-name="T92">-1</text:span>) </text:p>
      <text:p text:style-name="P32">Если меньше, то модель в целом незначимма. </text:p>
      <text:p text:style-name="P25"/>
      <text:p text:style-name="P10"><text:span text:style-name="T27">Линеализация модели</text:span><text:span text:style-name="T37">. </text:span></text:p>
      <text:p text:style-name="P32">Есть модель спроса-предложения.</text:p>
      <text:p text:style-name="P32">Q[D] =- <text:s/>величина спроса <text:s/>= alpha*(p уровень цен в нашем периоде)^beta * y (уровень доходов населения сейчас) ^ gamma </text:p>
      <text:p text:style-name="P32">Если товар обычный, тогда чем выше р, тем ниже Q[D] <text:s text:c="3"/>(Пишем Q^D) </text:p>
      <text:p text:style-name="P32"><text:soft-page-break/>Чтобы получить линейную модель, просто прологарифмируем! </text:p>
      <text:p text:style-name="P32">Получим Q[D] = ln aplha + <text:s/>beta ln p + gamma ln y;</text:p>
      <text:p text:style-name="P32">Интерпритация коэффициентов.</text:p>
      <text:p text:style-name="P32">Если есть линейная модель</text:p>
      <text:p text:style-name="P33">Переменные , которые качественные, мы называем фиктивными. </text:p>
      <text:p text:style-name="P34">Интерпретация линейной модели была.</text:p>
      <text:p text:style-name="P34">Если в линейной коэффициенты говорято просто аддитивной м уселиченеии величины суммы, то в логирафмической они говорят о процентном увеличении. </text:p>
      <text:p text:style-name="P34"/>
      <text:p text:style-name="P11"><text:span text:style-name="T28">Вернёмся к моделям</text:span><text:span text:style-name="T38">. Хватит прикладной всякой. </text:span></text:p>
      <text:h text:style-name="P102" text:outline-level="2">Свойства оценок, полученных по мнк (метод наим квадратов)</text:h>
      <text:p text:style-name="P12"><text:span text:style-name="T44">Свойство </text:span><text:span text:style-name="T45">1</text:span><text:span text:style-name="T38">) Оценки b[i] = ^beta[i] = </text:span><text:bookmark-start text:name="__DdeLink__1193_897625652"/><text:span text:style-name="T38">(Xt*X)^-1 <text:s/>* Xt * Y</text:span><text:bookmark-end text:name="__DdeLink__1193_897625652"/><text:span text:style-name="T38"> – эти оценки несмещённые.</text:span></text:p>
      <text:p text:style-name="P34">То есть M[b] = beta; </text:p>
      <text:p text:style-name="P34">Докажем: M[b] = M[(Xt*X)^-1 <text:s/>* Xt * (X * beta + eps)] = M[beta + (Xt*X)^-1 <text:s/>* Xt * epsilon ] = M[beta] + M[(Xt*X)^-1 <text:s/>* Xt * epsilon] <text:s/>= M[beta] + gamma*M[eps] = M[beta] + 0;</text:p>
      <text:p text:style-name="P34"/>
      <text:p text:style-name="P49"><text:span text:style-name="T8">Свойство </text:span><text:span text:style-name="T3">2</text:span>) Оценки состоятельны. То есть предел при n → inf, D[b] → 0</text:p>
      <text:p text:style-name="P49">При достаточно большом количестве наблюдений почти не отдичаются коэфф.</text:p>
      <text:p text:style-name="P49">D[b] = M[(b)^2] <text:s/>- beta^2 = </text:p>
      <text:p text:style-name="P13"><text:span text:style-name="T38">M[</text:span><text:span text:style-name="T39">(</text:span><text:span text:style-name="T38">beta + </text:span><text:bookmark-start text:name="__DdeLink__1198_897625652"/><text:span text:style-name="T38">(Xt*X)^-1 <text:s/>* Xt * epsilon</text:span><text:span text:style-name="T39">)^2</text:span><text:bookmark-end text:name="__DdeLink__1198_897625652"/><text:span text:style-name="T38"> ] </text:span><text:span text:style-name="T39">- beta^2 = </text:span></text:p>
      <text:p text:style-name="P49">M[beta^2] — beta^2 + </text:p>
      <text:p text:style-name="P13"><text:span text:style-name="T39">M[beta*</text:span><text:span text:style-name="T38">(Xt*X)^-1 <text:s/>* Xt * epsilon</text:span><text:span text:style-name="T39">] + M[(</text:span><text:span text:style-name="T38">(Xt*X)^-1 <text:s/>* Xt * epsilon</text:span><text:span text:style-name="T39">)^2] = </text:span></text:p>
      <text:p text:style-name="P13"><text:span text:style-name="T39">beta*gamma*0 + gamma^2*D[eps] → 0; <text:s text:c="2"/></text:span><text:span text:style-name="T40">не то!</text:span></text:p>
      <text:p text:style-name="P50">дисперсия матрицы = каждый элемент диспергируем. </text:p>
      <text:p text:style-name="P50">D[ A * Y] = A' * D[y]. <text:s/>у a' [i][j]= a^2 [i][j] </text:p>
      <text:p text:style-name="P15"><text:span text:style-name="T41">A = </text:span><text:span text:style-name="T38">(Xt*X)^-1 <text:s/>* Xt . <text:s text:c="2"/></text:span><text:span text:style-name="T41">Y = epsilon</text:span></text:p>
      <text:p text:style-name="P14"><text:span text:style-name="T40">D[AY] = M[AY*(AY)t] <text:s/></text:span><text:span text:style-name="T41">= M[A Y Yt At] = A M[Y Yt] At = A Omega (коррел матрица для эпсилона) At.</text:span></text:p>
      <text:p text:style-name="P51">Показать, что стремится к нулю.</text:p>
      <text:p text:style-name="P52">Забыл показать это. </text:p>
      <text:p text:style-name="P52">Показать, что Omega → 0 при n → infinity</text:p>
      <text:p text:style-name="P53">В ней коррел моменты и дисперсии эпсилонов. У нас она диагональная, так что показать, что дисперсия эпсилонов стремится к нулю. Это так? Нет! </text:p>
      <text:p text:style-name="P53">Короче, пишем, что она говорит. </text:p>
      <text:p text:style-name="P53"><text:soft-page-break/>Omega = daig (D[i]) – диагональная матрица. </text:p>
      <text:p text:style-name="P53">Если Z = (z1..zm), Тогда V[Z] — ковариационная матирица = ( cov(zi, zj) ), m x m размер, zi — одномерная случацная величина.</text:p>
      <text:p text:style-name="P53">Так как cov(zi,zj) = M[(zi — Mzi)(zj — Mzj)], то диагональные элементы будут ровно дисперсиями. </text:p>
      <text:p text:style-name="P53"/>
      <text:p text:style-name="P54">Интересует дисперсия столбца B.</text:p>
      <text:p text:style-name="P54">Она будет Диагональ ковариационной матрицы вектора B.</text:p>
      <text:p text:style-name="P54"><text:s/>D [b] = diag V[b].</text:p>
      <text:p text:style-name="P54">b = ^b — типа оптимальный через метод наименьших квадратов. </text:p>
      <text:p text:style-name="P35"><text:span text:style-name="T46">b = </text:span>(Xt*X)^-1 <text:s/>* Xt * Y <text:span text:style-name="T46">= </text:span><text:s/><text:span text:style-name="T46">A Y</text:span></text:p>
      <text:p text:style-name="P35"><text:span text:style-name="T46">Найдём V[b] = V[A Y] = V[ A (X beta + epsilon)] = V[ A X beta + A epsilon ] = <text:s/></text:span><text:span text:style-name="T47">V</text:span><text:span text:style-name="T46">[ E beta + A epsilon] <text:s/></text:span><text:span text:style-name="T47">= V[A epsilon] (так как смещение убрали в ковариации) = </text:span><text:span text:style-name="T48">….</text:span></text:p>
      <text:p text:style-name="P36"><text:span text:style-name="T6">Лемма</text:span><text:span text:style-name="T48">. V[A eps] = A V[eps] </text:span><text:span text:style-name="T49">transp(A) <text:s/>// посмотреть по размерам, куда что.</text:span></text:p>
      <text:p text:style-name="P37"><text:span text:style-name="T50">V[A eps] [i][j] = cov ((A eps)[i], (A eps)[j]) = cov ( (sum[a[i][k] eps[k], k=1..n] <text:s/>, <text:s text:c="2"/>(sum[a[j][k] eps[k], k=1..n]) = sum [ cov(a[i][k] eps[k], a[j][m] eps[m] <text:s/>) , k, m] </text:span><text:span text:style-name="T51">= sum [ <text:s text:c="2"/>a[i][k] <text:s/>a[j][m] <text:s/>cov(eps[k], eps[m] ), k, m] = только когда k == m = <text:s text:c="4"/>sum [ <text:s text:c="2"/>a[i][k] <text:s/>a[j][k] <text:s/>cov(eps[k], eps[k]) , k = 1..n] = <text:s/>(A V[eps] transp(A) )[i][j]</text:span></text:p>
      <text:p text:style-name="P70">Конец леммы</text:p>
      <text:p text:style-name="P55">Почему ковариация суммы равна сумме ковариаций? <text:s/>Это очевидно, если независимы величины. </text:p>
      <text:p text:style-name="P55"/>
      <text:p text:style-name="P56"><text:s/>… = A V[epsilon] transp(A) → A Omega transp(A).</text:p>
      <text:p text:style-name="P38"><text:span text:style-name="T52">diag[b] = ? <text:s/>= V[b][i][i] = (V[A eps])[i][i] = </text:span><text:span text:style-name="T51">sum [ <text:s text:c="2"/>a[i][k] <text:s/>a[</text:span><text:span text:style-name="T52">i</text:span><text:span text:style-name="T51">][k] <text:s/>cov(eps[k], eps[k]) , k = 1..n] </text:span><text:span text:style-name="T52">= sigma^2 (A[i], A[i]) скалярное умножение. </text:span><text:span text:style-name="T53">Это же как у A tranp(A) [i][i] = </text:span><text:span text:style-name="T7">...</text:span></text:p>
      <text:p text:style-name="P39"><text:span text:style-name="T53"><text:tab/>A At = </text:span>(Xt*X)^-1 <text:s/>* Xt * <text:span text:style-name="T53">(</text:span>(Xt*X)^-1 <text:s/>* Xt<text:span text:style-name="T53">)t = … = (Xt X)^-1</text:span></text:p>
      <text:p text:style-name="P39"><text:span text:style-name="T7">…</text:span><text:span text:style-name="T53"> = </text:span><text:span text:style-name="T52">sigma^2 </text:span><text:span text:style-name="T53">diag</text:span><text:span text:style-name="T52"> </text:span><text:span text:style-name="T53">((Xt X)^-1) </text:span><text:span text:style-name="T54">= ...</text:span></text:p>
      <text:p text:style-name="P40"><text:span text:style-name="T54">Сходимость по вероятности <text:s/>- что? Lim </text:span><text:span text:style-name="T14">n-&gt;inf [D[b]] =(P) <text:s/>0 <text:s/>&lt;=&gt; P(|D[b] — 0| &gt; delta) = 0</text:span></text:p>
      <text:p text:style-name="P40"><text:span text:style-name="T14">… = </text:span><text:span text:style-name="T15">sigma^2 / </text:span><text:span text:style-name="T14">n</text:span><text:span text:style-name="T15"> </text:span><text:span text:style-name="T16">diag</text:span><text:span text:style-name="T15"> </text:span><text:span text:style-name="T16">((</text:span><text:span text:style-name="T14">1/n </text:span><text:span text:style-name="T16">Xt X)^-1) </text:span><text:span text:style-name="T14">= …</text:span></text:p>
      <text:p text:style-name="P40"><text:span text:style-name="T14">Условие есть: <text:s/>(1/n </text:span><text:span text:style-name="T16">Xt X</text:span><text:span text:style-name="T14"> ) ^-1 ограничена, это при хорошей независимости элементов X, то есть определитель <text:s/>1/n </text:span><text:span text:style-name="T16">Xt X </text:span><text:span text:style-name="T14">довольно большой. Короче, при таких условиях всё будет сходиться. Ура! </text:span></text:p>
      <text:p text:style-name="P71">… = <text:s/>? → 0, n → infinity.</text:p>
      <text:p text:style-name="P75">Конец свойства 2</text:p>
      <text:p text:style-name="P72"/>
      <text:p text:style-name="P75"/>
      <text:p text:style-name="P75"/>
      <text:p text:style-name="P41"><text:soft-page-break/><text:span text:style-name="T18">Свойство 3</text:span><text:span text:style-name="T17">) <text:s/>Эффективность оценок.</text:span></text:p>
      <text:p text:style-name="P42"><text:span text:style-name="T20">Опять b = A Y <text:s/>= A ( X </text:span><text:span text:style-name="T22">beta</text:span><text:span text:style-name="T20"> + eps) = beta + A eps ошибки линейные. </text:span></text:p>
      <text:p text:style-name="P73">Что значит эффективны? Если возьмём другую оценку, и она будет линейной относительно A, то дисперсия от метода наименьших квардатов юудет наименьшей из таких. </text:p>
      <text:p text:style-name="P43"><text:span text:style-name="T19">Теорема Гаусса-Маркова</text:span><text:span text:style-name="T21">. </text:span><text:span text:style-name="T22">Если <text:s/>Y <text:s/>= <text:s/>X beta + eps, </text:span></text:p>
      <text:p text:style-name="P74">X — детерминированная матрица максимального ранга, <text:s/></text:p>
      <text:p text:style-name="P43"><text:span text:style-name="T22">M[eps] = 0, V[eps] = sigma^2 E, </text:span><text:span text:style-name="T2">тогда</text:span><text:span text:style-name="T22">:</text:span></text:p>
      <text:p text:style-name="P74">МНК оценка (метод наименьших квадратов) ^b = (Xt X)^-1 Xt Y</text:p>
      <text:p text:style-name="P57">имеет наименьшую дисперсию в классе линейных несмещённых оценок. </text:p>
      <text:p text:style-name="P44"><text:span text:style-name="T9">Доказательство</text:span><text:span text:style-name="T55">:</text:span></text:p>
      <text:p text:style-name="P58">Пусть есть ещё одна оценка ~b — линейная и несмещённая оценка для beta. Тогда M[~b] = beta. <text:s/>Тогда ~b = ^b + (~b - ^b) = раз линейная оценка, то разница тоже линейна с нулевым матожиданием = <text:s/>AY + BY = (A+B) Y.</text:p>
      <text:p text:style-name="P58">Посмотрим ковариационную матрицу V[~b]</text:p>
      <text:p text:style-name="P44"><text:span text:style-name="T55">Это будет V[(A+B)Y] = цель — показать, что она &gt;=, чем V[^b]. Как A &gt; B ? квадратные симметричные матрицы. С = A-B &gt; 0 положительно определённая, если (Ax, x) &gt; 0 <text:s/>-v- x in </text:span><text:span text:style-name="T56">R^n</text:span><text:span text:style-name="T55"> квадратичная форма всегла неотрицательная. </text:span></text:p>
      <text:p text:style-name="P60">Докажем, что V[~b] — V[^b] &gt;=0</text:p>
      <text:p text:style-name="P61">~b = ^b + (~b — ^b), и у скобочки матожидание ноль. </text:p>
      <text:p text:style-name="P61">V[A Y + B Y] = …</text:p>
      <text:p text:style-name="P61">Выразим ~b через eps</text:p>
      <text:p text:style-name="P61">~b = (A+B) Y = (A+B) (X beta + eps) = beta + (B X beta + (A + B ) eps)</text:p>
      <text:p text:style-name="P45"><text:span text:style-name="T57">Тогда M[B X beta + (A + B ) eps] = 0. Хе-хе! </text:span><text:span text:style-name="T58">= M[B X beta] + 0 = B X beta.= 0</text:span></text:p>
      <text:p text:style-name="P62">beta фиксирован. Тогда B X — нулевая матрица. <text:s/>A X = E. </text:p>
      <text:p text:style-name="P63">~b = AY + BY <text:s/>= beta + A eps + B (X beta + eps) = beta + A eps + B eps = beta + (A+B) eps</text:p>
      <text:p text:style-name="P46"><text:span text:style-name="T58">V[~b] = M[ (~b — beta) (~b — beta )transposed ] = M[ (A+B)</text:span><text:span text:style-name="T59">eps</text:span><text:span text:style-name="T58"> </text:span><text:span text:style-name="T59">(eps)</text:span><text:span text:style-name="T58">t (A+B)t + </text:span><text:span text:style-name="T59">eps</text:span><text:span text:style-name="T58"> (beta)t — beta </text:span><text:span text:style-name="T59">(eps)</text:span><text:span text:style-name="T58">t (A+B)t — (A+B)</text:span><text:span text:style-name="T59">eps</text:span><text:span text:style-name="T58"> (beta)t ] </text:span><text:span text:style-name="T59">= <text:s/><text:line-break/></text:span><text:span text:style-name="T58">M[ (A+B) </text:span><text:span text:style-name="T59">eps</text:span><text:span text:style-name="T58"> </text:span><text:span text:style-name="T59">(eps)</text:span><text:span text:style-name="T58">t (A+B)t</text:span><text:span text:style-name="T59">] = A M[eps epst] At + A M Bt + B M At + B M Bt =...</text:span></text:p>
      <text:p text:style-name="P63"><text:tab/>M[eps epst] = V[eps] = Omega = sigma^2 E</text:p>
      <text:p text:style-name="P46"><text:span text:style-name="T59">… </text:span><text:span text:style-name="T60">= V[^b] <text:s/>(показали ранее) + sigma^2 <text:s/>* ( A Bt + B At + B Bt) </text:span><text:span text:style-name="T61">= …</text:span></text:p>
      <text:p text:style-name="P64"><text:tab/>B At = B X ((Xt X) ^-1 t) = 0</text:p>
      <text:p text:style-name="P64"><text:tab/>A Bt = <text:s/>аналогично</text:p>
      <text:p text:style-name="P65">… = V[^b] + sibma^2 B Bt</text:p>
      <text:p text:style-name="P66">Докажем, что V[~b] — V[^b] &gt;= 0;</text:p>
      <text:p text:style-name="P66">Почему? Sigma^2 B Bt &gt;= 0 ? </text:p>
      <text:p text:style-name="P47"><text:soft-page-break/><text:span text:style-name="T10">Лемма</text:span><text:span text:style-name="T62">. Если есть матрица A . Это оператор R^n → R^m. Размер mxn. Тогда (Ax, y) скалярное произведение x from R^n, y from R^m, <text:s/></text:span></text:p>
      <text:p text:style-name="P67">(Ax, y) = (x, A* y). A* = (_A )t комплексно-сопряжённая и транспонированная. </text:p>
      <text:p text:style-name="P47"><text:span text:style-name="T10">Конец леммы</text:span><text:span text:style-name="T62">.</text:span></text:p>
      <text:p text:style-name="P68">Покажем, что матрица (B Bt x, x) положительно определена.</text:p>
      <text:p text:style-name="P48"><text:span text:style-name="T63">(B Bt x, x) = (Bt x, B* x) = (Bt x, Bt x) = ||Bt x|| </text:span><text:span text:style-name="T64">&gt; 0 , вот и всё. </text:span></text:p>
      <text:p text:style-name="P69">Остально убедиться, что </text:p>
      <text:p text:style-name="P59"/>
      <text:p text:style-name="P44"><text:span text:style-name="T9">Конец теоремы</text:span><text:span text:style-name="T55">.</text:span></text:p>
      <text:p text:style-name="P34"/>
      <text:p text:style-name="P34"/>
      <text:h text:style-name="P103" text:outline-level="2">Мультиколлинеарность</text:h>
      <text:p text:style-name="P76">Если мы убрали пару демятков элементов выборки, и коэффициенты регрессии сильно отличаются, то это очень плохо. Есть сильно связанные коэффициенты, <text:s/>которые влияют только в связке, то убрав их рассмотрения один, у воторого всё может сильно измениться. </text:p>
      <text:p text:style-name="P76">Мультиколлинеарность бывает, когда det X Xt близок к нулю.</text:p>
      <text:p text:style-name="P76">Есть ли мультиколлинеарность, сильная ли, можно ли её ослабить, или выбросить модель, и строить другую модель. </text:p>
      <text:p text:style-name="P76">Основные признаки мультиколлинеарности? </text:p>
      <text:list xml:id="list11015428362" text:style-name="L1">
        <text:list-item>
          <text:p text:style-name="P80">Они есть в лабораторной. </text:p>
        </text:list-item>
      </text:list>
      <text:p text:style-name="P77">Пошаговое присоединение переменных. </text:p>
      <text:p text:style-name="P77">Добавляем сначала Самую влиятельную на y (r[xy] большой), потом добавим ту, которая даст самый большой коэфф детерминации R, и тд. Как только он начал падать после роста, остаавливаемся.</text:p>
      <text:p text:style-name="P78">С фиктивными переменными аккуратно очень обращаться. Они могут накосячить в результат. </text:p>
      <text:p text:style-name="P78">Когда убрали переменные лишние, начинаем анализировать модель заново, как в первой ЛР. </text:p>
      <text:p text:style-name="P78">Есть ещё метод устранения мультиколинеарности. Если x2,x3,x5 сильно коррелируют, то можно обобщить их в одну переменную. Уменьшеам количество переменных в модели из-за того, что несколько скоррелированных между собой переменных заменяем на одну обобщающую.</text:p>
      <text:p text:style-name="P32"/>
      <text:h text:style-name="P100" text:outline-level="1">Часть пропущена, писал контест</text:h>
      <text:p text:style-name="P81"/>
      <text:p text:style-name="P82"><text:span text:style-name="T65">Ляляля</text:span></text:p>
      <text:p text:style-name="P82"><text:span text:style-name="T65"/></text:p>
      <text:p text:style-name="P82"><text:soft-page-break/><text:span text:style-name="T65">Если в модель не включили значимые переменные, то в общем случае оценка коэффициентов будет смещённой. Несмещённой будет, если столбцы Y будут ортогональны столбцам длянной модели Z.</text:span></text:p>
      <text:p text:style-name="P82"><text:span text:style-name="T65">Оценка дисперсии S^2 будет тоже смещённой. </text:span><text:span text:style-name="T66">А так как она там часто присутстует, то получаем радужную картину, но на самом деле всё будет плохо. </text:span></text:p>
      <text:p text:style-name="P83"><text:span text:style-name="T67">Если всё плохо, то всё плохо, а если хорошо, то исследуем дальше, а вдруг там на самом деле плохо.</text:span></text:p>
      <text:p text:style-name="P83"><text:span text:style-name="T67">Если мы включили много переенных незначимых, Если реально описывается короткой регрессией, а мы выбрали можель длинной регрессии, то точно так же выводя, как раньше, будет оценка ^beta в короткой регрессии будет совпадать с оценкой *beta длинной регрессии, <text:s/>при чём о</text:span><text:span text:style-name="T68">б</text:span><text:span text:style-name="T67">е будут несмещённ</text:span><text:span text:style-name="T69">ыми</text:span><text:span text:style-name="T67">. </text:span><text:span text:style-name="T70">Более того, ещё раз напомним, что в класической модели оценка дисперсии S^2 тоже будет несмещённой. </text:span><text:span text:style-name="T71">Аккуратно доказывали уже, но можно проверить. </text:span></text:p>
      <text:p text:style-name="P84"><text:span text:style-name="T72">Типа «О, нормально», но... </text:span><text:span text:style-name="T73">При убирании одного, коэффициенты beta будут скакать сильно. </text:span><text:span text:style-name="T74">Дисперсия *beta будет большая, поэтому несостоятельная оценка, так как при большой количестве наблюдений должен стремиться к нулю. А тут будет стремиться к нулю, но очень медленно. А разброс дисперий будет большим. А ещё факторы между собой начнут взаимодействоввать, и получаем модель с мультиколлинеарностью.</text:span></text:p>
      <text:p text:style-name="P85"><text:span text:style-name="T75">Ну, наверно, всё. Будет немнонго лучше, но устойчивость мождели падает сильно. По ней нельзя строить прог</text:span><text:span text:style-name="T76">н</text:span><text:span text:style-name="T75">озы. </text:span></text:p>
      <text:p text:style-name="P85"><text:span text:style-name="T75"/></text:p>
      <text:h text:style-name="P101" text:outline-level="1"><text:span text:style-name="T77">Обобщённый метод наименьших квадратов.</text:span></text:h>
      <text:p text:style-name="P86"><text:span text:style-name="T78">Если модель не гомоскедастична, то... </text:span></text:p>
      <text:p text:style-name="P86"><text:span text:style-name="T78">Тогда Omega не sigma^2 E, на диагонали разные дисперии или что-то такое. </text:span></text:p>
      <text:p text:style-name="P86"><text:span text:style-name="T78">Omega всегда &gt;= 0 и симметрична. //положительно определена</text:span></text:p>
      <text:p text:style-name="P87"><text:span text:style-name="T79">Если есть симметричная положительно определённая матриц, то её можно представить в виде произведения <text:s/>Pt L P, где P — ортогональная матрица, матрица поворота. </text:span><text:span text:style-name="T80">Определители матрицы единицы типа. Не растягиваем пространство, не двиганем, а просто поворачиваем. </text:span></text:p>
      <text:p text:style-name="P88"><text:span text:style-name="T80">У неё базис из ортогональных собственных векторов. <text:s/></text:span><text:span text:style-name="T81">Если есть 2 собственных числа действительных, то их векторы любые ортогональны (u1 ort u2).</text:span></text:p>
      <text:p text:style-name="P89"><text:span text:style-name="T81">Есть a1 собственное число, <text:s/>у него есть векторы u1...uk, тогда можно построить ортогональный базис. </text:span></text:p>
      <text:p text:style-name="P89"><text:span text:style-name="T82">Еслиматрица симметричная, всегда можно привести к диагональному виду, если же нет, то гарантировать можем только жорданову форму. </text:span></text:p>
      <text:p text:style-name="P89"><text:span text:style-name="T82">Приводим к ортогональному базису из собственных векторов</text:span><text:span text:style-name="T81">, </text:span><text:span text:style-name="T82">тогда на диагонали будут стоять положительные числа, тогда определена матрица <text:s/>корней из них.</text:span></text:p>
      <text:p text:style-name="P90"><text:soft-page-break/><text:span text:style-name="T82">L = diag(a1...an), <text:s/>L^(1/2) = diag( sqrt(a1..an) )</text:span></text:p>
      <text:p text:style-name="P92"><text:span text:style-name="T82">То есть вроде как <text:s/></text:span><text:span text:style-name="T86">э</text:span><text:span text:style-name="T82">то </text:span></text:p>
      <text:p text:style-name="P91"><text:span text:style-name="T82">B: B*B = L.</text:span></text:p>
      <text:p text:style-name="P89"><text:span text:style-name="T82">Тоже полодительно определённая симметричная. </text:span></text:p>
      <text:p text:style-name="P92"><text:span text:style-name="T82">Тогда будет </text:span></text:p>
      <text:p text:style-name="P93"><text:span text:style-name="T83">Pt L^(1/2) L^(1/2) P = Omega </text:span><text:span text:style-name="T84">= </text:span><text:span text:style-name="T82">. </text:span><text:span text:style-name="T86">(</text:span><text:span text:style-name="T83">L^(1/2) P</text:span><text:span text:style-name="T84">)</text:span><text:span text:style-name="T85">t</text:span><text:span text:style-name="T84"> <text:s text:c="2"/>(</text:span><text:span text:style-name="T83">L^(1/2) P</text:span><text:span text:style-name="T84">)</text:span></text:p>
      <text:p text:style-name="P94"><text:span text:style-name="T86">Тогда если сделать замену переменной </text:span></text:p>
      <text:p text:style-name="P91"><text:span text:style-name="T86">~Y = <text:s/>(</text:span><text:span text:style-name="T82">L^(</text:span><text:span text:style-name="T87">-</text:span><text:span text:style-name="T82">1/2) P</text:span><text:span text:style-name="T86">)t Y</text:span></text:p>
      <text:p text:style-name="P91"><text:span text:style-name="T86">~X = <text:s/>(</text:span><text:span text:style-name="T82">L^(</text:span><text:span text:style-name="T87">-</text:span><text:span text:style-name="T82">1/2) P</text:span><text:span text:style-name="T86">)t X <text:s/>// X = [S X1 X2 X3...]</text:span></text:p>
      <text:p text:style-name="P91"><text:span text:style-name="T86">~eps = (</text:span><text:span text:style-name="T82">L^(</text:span><text:span text:style-name="T87">-</text:span><text:span text:style-name="T82">1/2) P</text:span><text:span text:style-name="T86">)t ~eps</text:span></text:p>
      <text:p text:style-name="P94"><text:span text:style-name="T86">Тогда получим классическую модель, к которой можно применить метод наимешьних квадратов. <text:s/>Получим ~b по мнк.</text:span></text:p>
      <text:p text:style-name="P94"><text:span text:style-name="T86">Если просто к негомоскедестичной модели применим мнк, то получим ^b несмещённый состоятельный, но неэффективный. </text:span></text:p>
      <text:p text:style-name="P94"><text:span text:style-name="T86">Если же по ~- модели, то получим норм так ~b, который будет несмещённым, состоятельным, эффективным.</text:span></text:p>
      <text:p text:style-name="P94"><text:span text:style-name="T86"/></text:p>
      <text:p text:style-name="P94"><text:span text:style-name="T11">Особый случай</text:span><text:span text:style-name="T86">. Модель гетероскедестична. Матрица уже диагональная.</text:span></text:p>
      <text:p text:style-name="P95"><text:span text:style-name="T87">Omega = diag (s1,,, sn).</text:span></text:p>
      <text:p text:style-name="P95"><text:span text:style-name="T87">Тогда P = E, и она нам не нужна.</text:span></text:p>
      <text:p text:style-name="P95"><text:span text:style-name="T87">Возьмём и сделаем так же. Собственно, мало что мпоменялось, всё просто.</text:span></text:p>
      <text:p text:style-name="P95"><text:span text:style-name="T87">Получим оценку beta, которая лучше, чем просто по мнк.</text:span></text:p>
      <text:p text:style-name="P95"/>
      <text:p text:style-name="P95"><text:span text:style-name="T87">Получили обобщ</text:span><text:span text:style-name="T88">ё</text:span><text:span text:style-name="T87">нный МНК. </text:span></text:p>
      <text:p text:style-name="P95"><text:span text:style-name="T87"/></text:p>
      <text:p text:style-name="P96"><text:span text:style-name="T88">ОМНК:</text:span></text:p>
      <text:p text:style-name="P96"><text:span text:style-name="T88">1) Преобразование переменных</text:span></text:p>
      <text:p text:style-name="P96"><text:span text:style-name="T88">2) применение МНК к преобразованным данным.</text:span></text:p>
      <text:p text:style-name="P96"><text:span text:style-name="T88">END ОМНК;</text:span></text:p>
      <text:p text:style-name="P96"><text:span text:style-name="T88"/></text:p>
      <text:p text:style-name="P96"><text:span text:style-name="T88">Но на практике мы их не знаем, эти сигмы. </text:span></text:p>
      <text:p text:style-name="P96"/>
      <text:p text:style-name="P96"><text:span text:style-name="T88">Используем доступный ОМНК: </text:span></text:p>
      <text:p text:style-name="P96"><text:span text:style-name="T88">1) Сначала оцениваем матрицу <text:s/>Omega,</text:span></text:p>
      <text:p text:style-name="P96"><text:span text:style-name="T88">2) Понимаем, какое преобразование сделать.</text:span></text:p>
      <text:p text:style-name="P96"><text:span text:style-name="T88">3) МНК.</text:span></text:p>
      <text:p text:style-name="P97"><text:soft-page-break/><text:span text:style-name="T89">Если модель гетероскедестична, то есть модель имет диагональный вид, то <text:s/>ОМНК – метод взвешенных наименьших квадратов.</text:span></text:p>
      <text:p text:style-name="P98"><text:span text:style-name="T90">Если оцениваем оценку сигмы, то получаем доступный метод взвешенных наименьшех квадратов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style:contextual-spacing="false" fo:line-height="100%" fo:text-align="justify" style:justify-single-word="false" fo:orphans="2" fo:widows="2" style:writing-mode="lr-tb"/>
      <style:text-properties style:use-window-font-color="true" style:font-name="Georgia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Bookman Old Style" fo:font-weight="250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.423cm" style:contextual-spacing="false" fo:text-align="center" style:justify-single-word="false" fo:keep-together="always" fo:keep-with-next="always"/>
      <style:text-properties style:font-name="Bookman Old Style1" fo:font-size="14pt" fo:font-weight="600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423cm" style:contextual-spacing="false" fo:text-align="start" style:justify-single-word="false" fo:keep-together="always" fo:keep-with-next="always"/>
      <style:text-properties style:font-name="Bookman Old Style2" fo:font-size="13pt" fo:font-style="italic" fo:font-weight="600" style:font-size-asian="13pt" style:font-style-asian="italic" style:font-weight-asian="bold" style:font-size-complex="13pt" style:font-weight-complex="bold"/>
    </style:style>
    <style:style style:name="No_20_Spacing" style:display-name="No Spacing" style:family="paragraph" style:default-outline-level="1" style:list-style-name="">
      <style:paragraph-properties fo:margin-top="0cm" fo:margin-bottom="0.423cm" style:contextual-spacing="false" fo:line-height="100%" fo:text-align="center" style:justify-single-word="false" fo:orphans="2" fo:widows="2" style:writing-mode="lr-tb"/>
      <style:text-properties style:use-window-font-color="true" style:font-name="Georgia" fo:font-size="16pt" fo:font-style="italic" fo:font-weight="bold" style:font-size-asian="16pt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21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Georgia" fo:font-size="14pt" fo:font-weight="bold" style:font-size-asian="14pt" style:font-weight-asian="bold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size="13pt" fo:font-style="italic" fo:font-weight="bold" style:font-size-asian="13pt" style:font-style-asian="italic" style:font-weight-asian="bold" style:font-size-complex="13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слицын Илья</meta:initial-creator>
    <meta:editing-cycles>310</meta:editing-cycles>
    <meta:creation-date>2012-10-08T07:35:00</meta:creation-date>
    <dc:date>2013-03-19T15:30:42</dc:date>
    <meta:editing-duration>PT23H11M16S</meta:editing-duration>
    <meta:generator>LibreOffice/3.6$Linux_X86_64 LibreOffice_project/360m1$Build-2</meta:generator>
    <meta:document-statistic meta:table-count="0" meta:image-count="0" meta:object-count="0" meta:page-count="10" meta:paragraph-count="211" meta:word-count="2708" meta:character-count="16143" meta:non-whitespace-character-count="1341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